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8b1" officeooo:paragraph-rsid="000968b1"/>
    </style:style>
    <style:style style:name="P2" style:family="paragraph" style:parent-style-name="Standard">
      <style:text-properties officeooo:paragraph-rsid="000968b1"/>
    </style:style>
    <style:style style:name="P3" style:family="paragraph" style:parent-style-name="Standard">
      <style:text-properties officeooo:rsid="000968b1" officeooo:paragraph-rsid="000968b1"/>
    </style:style>
    <style:style style:name="T1" style:family="text">
      <style:text-properties officeooo:rsid="000968b1"/>
    </style:style>
    <style:style style:name="T2" style:family="text">
      <style:text-properties officeooo:rsid="0009ae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2">https://www.ncbi.nlm.nih.gov/sra/SRX7991621[accn]</text:p>
      <text:p text:style-name="Standard">Файл скрипта: pipeline_script.sh</text:p>
      <text:p text:style-name="Standard">Результат работы samtools flagstat: SRR11413027.txt</text:p>
      <text:p text:style-name="Standard">Парсинг результата в скрипте</text:p>
      <text:p text:style-name="Standard"/>
      <text:p text:style-name="P1">2)</text:p>
      <text:p text:style-name="P1">python3 -m venv venv</text:p>
      <text:p text:style-name="P1">source ./venv/bin/activate</text:p>
      <text:p text:style-name="Standard">pip install snakemake</text:p>
      <text:p text:style-name="Standard"/>
      <text:p text:style-name="Standard">Для запуска:</text:p>
      <text:p text:style-name="Standard">Окружение <text:span text:style-name="T1">venv должно быть активно</text:span></text:p>
      <text:p text:style-name="Standard">snakemake -s <text:span text:style-name="T1">[</text:span>snake_file<text:span text:style-name="T1">]</text:span> <text:span text:style-name="T1">[</text:span>output<text:span text:style-name="T1">]</text:span></text:p>
      <text:p text:style-name="Standard">или</text:p>
      <text:p text:style-name="Standard">snakemake -s <text:span text:style-name="T1">[</text:span>snake_file<text:span text:style-name="T1">]</text:span></text:p>
      <text:p text:style-name="Standard"/>
      <text:p text:style-name="Standard">Код тестового pipeline: test_snakemake.smk</text:p>
      <text:p text:style-name="Standard">Входные данные пайплайна: <text:span text:style-name="T2">input.txt</text:span></text:p>
      <text:p text:style-name="Standard">Результаты работы пайплайна: <text:span text:style-name="T1">output</text:span>.txt</text:p>
      <text:p text:style-name="Standard">Логи пайплайна: test-snakemake.log</text:p>
      <text:p text:style-name="Standard"/>
      <text:p text:style-name="Standard">Код пайплайна “оценки качества картирования” на фреймворке: pipeline.smk</text:p>
      <text:p text:style-name="Standard">Результаты работы: results.txt</text:p>
      <text:p text:style-name="Standard">Лог-файлы работы пайплайна на загруженных данных: snake_pipeline.log</text:p>
      <text:p text:style-name="Standard">Визуализация pipeline: dag.svg</text:p>
      <text:p text:style-name="P1">Генерация изображения:</text:p>
      <text:p text:style-name="Standard">snakemake --dag -s pipeline.smk | dot -Tsvg &gt; dag.svg</text:p>
      <text:p text:style-name="Standard">dot команда из Graphvi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04:23:27.801394177</meta:creation-date>
    <dc:date>2024-12-23T04:35:01.241718786</dc:date>
    <meta:editing-duration>PT9M5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5" meta:word-count="91" meta:character-count="787" meta:non-whitespace-character-count="722"/>
  </office:meta>
</office:document-meta>
</file>